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40E00000635775655C2.svm"/>
  <manifest:file-entry manifest:media-type="" manifest:full-path="Pictures/20000007000029C200000A71C68B387F.svm"/>
  <manifest:file-entry manifest:media-type="" manifest:full-path="Pictures/20000007000026F800000A077FFCBC40.svm"/>
  <manifest:file-entry manifest:media-type="" manifest:full-path="Pictures/20000007000021CD00000758B9F52B6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language="en" fo:country="US"/>
    </style:style>
    <style:style style:name="T2" style:family="text">
      <style:text-properties fo:language="ru" fo:country="RU"/>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potesis e intervalos de confianza</text:p>
      <text:p text:style-name="Standard"/>
      <text:p text:style-name="Standard">8.5 Intervalos de confianza</text:p>
      <text:p text:style-name="Standard">Un estimador de intervalo es una regla que especifi ca el método para usar las mediciones</text:p>
      <text:p text:style-name="Standard">muestrales en el cálculo de dos números que forman los puntos extremos del intervalo. En el</text:p>
      <text:p text:style-name="Standard">caso ideal, el intervalo resultante tiene dos propiedades: primero, contiene el parámetro ob-</text:p>
      <text:p text:style-name="Standard">jetivo Ф; en segundo, su amplitud será relativamente pequeña. Uno o ambos puntos extremos</text:p>
      <text:p text:style-name="Standard">del intervalo, siendo funciones de las mediciones muéstrales, variarán aleatoriamente de una</text:p>
      <text:p text:style-name="Standard">muestra a otra. Entonces, la longitud y ubicación del intervalo son cantidades aleatorias; no</text:p>
      <text:p text:style-name="Standard">podemos estar seguros de que el parámetro objetivo Ф (fi<text:span text:style-name="T1">jo</text:span>) caiga entre los puntos extremos</text:p>
      <text:p text:style-name="Standard">de cualquier intervalo individual calculado a partir de una sola muestra. En este caso, nuestro</text:p>
      <text:p text:style-name="Standard">objetivo es hallar un estimador de intervalo capaz de generar intervalos estrechos que tengan</text:p>
      <text:p text:style-name="Standard">una alta probabilidad de incluir a <text:span text:style-name="T2">Ф</text:span>.</text:p>
      <text:p text:style-name="Standard"/>
      <text:p text:style-name="Standard">Los estimadores de intervalo suelen recibir el nombre de intervalos de confianza. Los puntos extremos superior e inferior de un intervalo de confianza se denominan límites de con</text:p>
      <text:p text:style-name="Standard">fianza superior e inferior, respectivamente.</text:p>
      <text:p text:style-name="Standard"/>
      <text:p text:style-name="Standard">Los estimadores de intervalo suelen recibir el nombre de intervalos de confianza. Los pun-</text:p>
      <text:p text:style-name="Standard">tos extremos superior e inferior de un intervalo de confianza se denominan límites de confianza superior e inferior, respectivamente. Desde un punto de vista práctico, el coeficiente </text:p>
      <text:p text:style-name="Standard">de confianza identifica la fracción de veces, en muestreo repetido, que los intervalos construidos contienen al parámetro objetivo Ф. Si sabemos que el coeficiente de confianza asociado con nuestro estimador es alto, podemos estar <text:span text:style-name="T1">suficientemente</text:span> seguros de que cualquier intervalo de confianza, construido con el uso de los resultados de una sola muestra, contendrá a Ф.</text:p>
      <text:p text:style-name="Standard"/>
      <text:p text:style-name="Standard">Suponga que <text:span text:style-name="T2">Ф(L</text:span><text:span text:style-name="T1">)</text:span> y Ф<text:span text:style-name="T1">()</text:span> son los límites de confianza (aleatorios) superior e inferior, respectivamente, para un parámetro Ф. Entonces, si</text:p>
      <text:p text:style-name="Standard"><draw:frame draw:style-name="fr1" draw:name="graphics1" text:anchor-type="paragraph" svg:width="2.6862in" svg:height="0.4953in" draw:z-index="0"><draw:image xlink:href="Pictures/20000007000021CD00000758B9F52B63.svm" xlink:type="simple" xlink:show="embed" xlink:actuate="onLoad"/></draw:frame>la probabilidad (1 − Ф) es el coeficiente de confianza. El intervalo aleatorio resultante definido</text:p>
      <text:p text:style-name="Standard">por (Ф(L) , Ф(U)) se denomina intervalo de confianza bilateral.</text:p>
      <text:p text:style-name="Standard"/>
      <text:p text:style-name="Standard">También es posible formar un intervalo de confianza unilateral tal que</text:p>
      <text:p text:style-name="Standard"><draw:frame draw:style-name="fr2" draw:name="graphics2" text:anchor-type="paragraph" svg:x="1.7992in" svg:y="0.1043in" svg:width="2.9516in" svg:height="0.5091in" draw:z-index="1"><draw:image xlink:href="Pictures/20000007000029C200000A71C68B387F.svm" xlink:type="simple" xlink:show="embed" xlink:actuate="onLoad"/></draw:frame>Aun cuando sólo <text:span text:style-name="T2">Ф(</text:span><text:span text:style-name="T1">L)</text:span> es aleatorio en este caso, el intervalo de confianza es <text:span text:style-name="T1">[ф(L),</text:span> Del mismo</text:p>
      <text:p text:style-name="Standard">modo, podríamos tener un intervalo de confi anza unilateral superior tal que</text:p>
      <text:p text:style-name="Standard"><draw:frame draw:style-name="fr1" draw:name="graphics3" text:anchor-type="paragraph" svg:width="3.1693in" svg:height="0.5654in" draw:z-index="2"><draw:image xlink:href="Pictures/20000007000026F800000A077FFCBC40.svm" xlink:type="simple" xlink:show="embed" xlink:actuate="onLoad"/></draw:frame><draw:frame draw:style-name="fr3" draw:name="graphics4" text:anchor-type="paragraph" svg:x="2.9457in" svg:y="0.5091in" svg:width="0.8472in" svg:height="0.2992in" draw:z-index="3"><draw:image xlink:href="Pictures/200000070000140E00000635775655C2.svm" xlink:type="simple" xlink:show="embed" xlink:actuate="onLoad"/></draw:frame>El intervalo de confianza implicado aquí es: </text:p>
      <text:p text:style-name="Standard"/>
      <text:p text:style-name="Standard">Un método muy útil para encontrar intervalos de confi anza se llama método del pivote. Éste</text:p>
      <text:p text:style-name="Standard">consiste en determinar una cantidad que actúe como pivote y que posea las dos características</text:p>
      <text:p text:style-name="Standard">siguientes:</text:p>
      <text:p text:style-name="Standard"/>
      <text:p text:style-name="Standard"><text:tab/><text:span text:style-name="T1">1.</text:span>Que sea una función de las medidas muestrales y el parámetro desconocido u, donde u</text:p>
      <text:p text:style-name="Standard"><text:s text:c="12"/>sea la única cantidad desconocida.</text:p>
      <text:p text:style-name="Standard"><text:tab/>2. Que su distribución de probabilidad no dependa del parámetro u.</text:p>
      <text:p text:style-name="Standard"/>
      <text:p text:style-name="Standard"><text:soft-page-break/>Si se conoce la distribución de probabilidad de la cantidad que actúa como pivote, el siguiente</text:p>
      <text:p text:style-name="Standard">procedimiento lógico puede usarse para obtener la estimación por intervalos deseada. Si Y es</text:p>
      <text:p text:style-name="Standard">cualquier variable aleatoria, <text:span text:style-name="T1">c &gt; 0, es una constante y P(a &lt;= Y &lt;= b)=0.7; entonces ciertamente </text:span></text:p>
      <text:p text:style-name="Standard"><text:span text:style-name="T1">P(ca &lt;= cY &lt;= cb)=0.7. Del mismo modo, para cualquier constante d. </text:span></text:p>
      <text:p text:style-name="Standard"><text:span text:style-name="T1">P( a + d &lt;= Y + d &lt;= b + d) = 0.7 . Esto es la probabilidad del evento (a ≤ Y ≤ b) no resulta afectada por un cambio de escala o una traslación de Y. Entonces, si conocemos la distribución de probabilidad de una cantidad pivote, podemos usar operaciones como éstas para formar la estimación por intervalos que buscamos. Ilustramos este método con los ejemplos siguientes.</text:span></text:p>
      <text:p text:style-name="Standard"><text:span text:style-name="T1"/></text:p>
      <text:p text:style-name="Standard"><text:span text:style-name="T1">EJEMPLO 8.4</text:span></text:p>
      <text:p text:style-name="Standard"><text:span text:style-name="T1"/></text:p>
      <text:p text:style-name="Standard"><text:span text:style-name="T1">Suponga que obtenemos una sola observación Y de una distribución exponencial con media u.</text:span></text:p>
      <text:p text:style-name="Standard"><text:span text:style-name="T1">Use Y para construir un intervalo de confianza para u con un coefi ciente de confi anza de .90.</text:span></text:p>
      <text:p text:style-name="Standard"/>
      <text:p text:style-name="Standard"/>
      <text:p text:style-name="Standard"/>
      <text:p text:style-name="Standard"/>
      <text:p text:style-name="Standard"/>
      <text:p text:style-name="Standard"/>
      <text:p text:style-name="Standard"/>
      <text:p text:style-name="P1">Error de Tipo I y II.</text:p>
      <text:p text:style-name="P1"/>
      <text:p text:style-name="P1">Lema de Neyman Pearson</text:p>
      <text:p text:style-name="P1"/>
      <text:p text:style-name="P1">10.10 Potencia de las pruebas y el lema de Neyman-Pearson</text:p>
      <text:p text:style-name="P1"/>
      <text:p text:style-name="P1">En las siguientes secciones de este capítulo, pasamos de ejemplos prácticos de pruebas es-</text:p>
      <text:p text:style-name="P1">tadísticas a una exposición teórica de sus propiedades. Hemos sugerido pruebas específicas</text:p>
      <text:p text:style-name="P1">para varias situaciones prácticas de pruebas de hipótesis, pero usted puede preguntarse por</text:p>
      <text:p text:style-name="P1">qué seleccionamos esas pruebas en particular. ¿Cómo decidimos sobre los estadísticos de</text:p>
      <text:p text:style-name="P1">prueba que se presentaron y cómo sabíamos que habíamos seleccionado las mejores regiones</text:p>
      <text:p text:style-name="P1">de rechazo?</text:p>
      <text:p text:style-name="P1">La bondad de una prueba es medida por a y b, las probabilidades de errores tipo I y tipo II,</text:p>
      <text:p text:style-name="P1">respectivamente. Por lo general, el valor de a se elige de antemano y determina la ubicación</text:p>
      <text:p text:style-name="P1">de la región de rechazo. Un concepto relacionado pero muy útil para evaluar el desempeño de</text:p>
      <text:p text:style-name="P1">una prueba recibe el nombre de potencia de la prueba. Básicamente, la potencia de una prueba</text:p>
      <text:p text:style-name="P1">es la probabilidad de que la prueba lleve al rechazo de la hipótesis nula.</text:p>
      <text:p text:style-name="P1"/>
      <text:p text:style-name="P1">DEFINICIÓN 10.3</text:p>
      <text:p text:style-name="P1"/>
      <text:p text:style-name="P1">Suponga que W es el estadístico de prueba y RR es la región de rechazo para una prueba</text:p>
      <text:p text:style-name="P1">de una hipótesis que involucra el valor de un parámetro u. Entonces la potencia de la</text:p>
      <text:p text:style-name="P1">prueba, denotada por potencia(u), es la probabilidad de que la prueba lleve al rechazo</text:p>
      <text:p text:style-name="P1">de H 0 cuando el valor real del parámetro es u. Esto es,</text:p>
      <text:p text:style-name="P1">potencia(u) = P (W en RR cuando el valor del parámetro es u).</text:p>
      <text:p text:style-name="P1"/>
      <text:p text:style-name="P1">La prueba uniformemente mas potente.</text:p>
      <text:p text:style-name="P1"/>
      <text:p text:style-name="P1">Intervalos de confianza para muestras pequeñas y muestras grandes.</text:p>
      <text:p text:style-name="P1"/>
      <text:p text:style-name="P1">Relacion entre intervalos de confianza y pruebas de hipotesis.</text:p>
      <text:p text:style-name="P1"/>
      <text:p text:style-name="P1"><text:soft-page-break/>*2 Ejercicios por tema Teoria o conceptos y teore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ben Gavidia</meta:initial-creator>
    <meta:creation-date>2020-03-02T17:07:20.69</meta:creation-date>
    <dc:date>2020-03-02T22:33:43.31</dc:date>
    <dc:creator>Ruben Gavidia</dc:creator>
    <meta:editing-duration>PT4H57M25S</meta:editing-duration>
    <meta:editing-cycles>50</meta:editing-cycles>
    <meta:generator>OpenOffice/4.1.7$Win32 OpenOffice.org_project/417m1$Build-9800</meta:generator>
    <meta:document-statistic meta:table-count="0" meta:image-count="4" meta:object-count="0" meta:page-count="3" meta:paragraph-count="62" meta:word-count="871" meta:character-count="5287"/>
  </office:meta>
</office:document-meta>
</file>